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Norman Bauer</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7aff2a0">1. Understanding Cut, Copy, Paste, and the Ctrl Key in Simple Terms</text:a></text:p>
          <text:p text:style-name="Contents_20_2"><text:a xlink:type="simple" xlink:href="#org92d1f8d">1.1. Cut</text:a></text:p>
          <text:p text:style-name="Contents_20_2"><text:a xlink:type="simple" xlink:href="#org7b056e0">1.2. Copy</text:a></text:p>
          <text:p text:style-name="Contents_20_2"><text:a xlink:type="simple" xlink:href="#org0d8478d">1.3. Paste</text:a></text:p>
          <text:p text:style-name="Contents_20_2"><text:a xlink:type="simple" xlink:href="#orge3690e3">1.4. Ctrl Key</text:a></text:p>
          <text:p text:style-name="Contents_20_1"><text:a xlink:type="simple" xlink:href="#org87fe1dd">2. How to Use the Mouse to Cut and Paste</text:a></text:p>
          <text:p text:style-name="Contents_20_1"><text:a xlink:type="simple" xlink:href="#org9620c1d">3. How to Use the Mouse to Copy and Paste</text:a></text:p>
          <text:p text:style-name="Contents_20_1"><text:a xlink:type="simple" xlink:href="#org47b4f8d">4. Using Keyboard Shortcuts with the Ctrl Key</text:a></text:p>
          <text:p text:style-name="Contents_20_2"><text:a xlink:type="simple" xlink:href="#org3c1ab30">4.1. Remember</text:a></text:p>
          <text:p text:style-name="Contents_20_1"><text:a xlink:type="simple" xlink:href="#org03433dd">5. Tips for Beginners</text:a></text:p>
        </text:index-body>
      </text:table-of-content>
      <text:h text:style-name="Heading_20_1" text:outline-level="1" text:is-list-header="false">
<text:bookmark-start text:name="OrgXref.org7aff2a0"/>
<text:bookmark text:name="org7aff2a0"/>Understanding Cut, Copy, Paste, and the Ctrl Key in Simple Terms
<text:bookmark-end text:name="OrgXref.org7aff2a0"/></text:h>
      <text:p text:style-name="Text_20_body">Before diving into the how-to, let's clarify what each action means and introduce the 'Ctrl' key, a small but mighty helper on your keyboard:
</text:p>
      <text:h text:style-name="Heading_20_2" text:outline-level="2" text:is-list-header="false">
<text:bookmark-start text:name="OrgXref.org92d1f8d"/>
<text:bookmark text:name="org92d1f8d"/>Cut
<text:bookmark-end text:name="OrgXref.org92d1f8d"/></text:h>
      <text:list text:style-name="OrgBulletedList" text:continue-numbering="false">
        <text:list-item>
          <text:p text:style-name="Text_20_body">Think of cutting as telling your computer, "I want to move this piece from here to there." It's like picking up a piece of paper to move it to another spot on your desk. The item looks like it's still there until you actually paste it somewhere else.
</text:p>
        </text:list-item>
      </text:list>
      <text:h text:style-name="Heading_20_2" text:outline-level="2" text:is-list-header="false">
<text:bookmark-start text:name="OrgXref.org7b056e0"/>
<text:bookmark text:name="org7b056e0"/>Copy
<text:bookmark-end text:name="OrgXref.org7b056e0"/></text:h>
      <text:list text:style-name="OrgBulletedList" text:continue-numbering="false">
        <text:list-item>
          <text:p text:style-name="Text_20_body">Copying is like making a photocopy of a document. The original stays where it is, and you get an exact copy that you can put somewhere else. It's useful when you want to use the same information in more than one place without removing it from its original spot.
</text:p>
        </text:list-item>
      </text:list>
      <text:h text:style-name="Heading_20_2" text:outline-level="2" text:is-list-header="false">
<text:bookmark-start text:name="OrgXref.org0d8478d"/>
<text:bookmark text:name="org0d8478d"/>Paste
<text:bookmark-end text:name="OrgXref.org0d8478d"/></text:h>
      <text:list text:style-name="OrgBulletedList" text:continue-numbering="false">
        <text:list-item>
          <text:p text:style-name="Text_20_body">Pasting is how you tell the computer where to put the item you've cut or copied. It's like deciding where to place the piece of paper you've picked up or where to put the photocopy you've made.
</text:p>
        </text:list-item>
      </text:list>
      <text:h text:style-name="Heading_20_2" text:outline-level="2" text:is-list-header="false">
<text:bookmark-start text:name="OrgXref.orge3690e3"/>
<text:bookmark text:name="orge3690e3"/>Ctrl Key
<text:bookmark-end text:name="OrgXref.orge3690e3"/></text:h>
      <text:list text:style-name="OrgBulletedList" text:continue-numbering="false">
        <text:list-item>
          <text:p text:style-name="Text_20_body">Found at the bottom left and often at the bottom right of your keyboard, the 'Ctrl' key (short for "Control") is like a magic wand for shortcuts. When you press it together with another key, it performs special actions, such as cutting, copying, and pasting, much faster than using the mouse.
</text:p>
        </text:list-item>
      </text:list>
      <text:h text:style-name="Heading_20_1" text:outline-level="1" text:is-list-header="false">
<text:bookmark-start text:name="OrgXref.org87fe1dd"/>
<text:bookmark text:name="org87fe1dd"/>How to Use the Mouse to Cut and Paste
<text:bookmark-end text:name="OrgXref.org87fe1dd"/></text:h>
      <text:list text:style-name="OrgNumberedList" text:continue-numbering="false">
        <text:list-item>
          <text:p text:style-name="Text_20_body">Select the Item: Click on the item you want to move. If it's text, click and drag over it to highlight.
</text:p>
        </text:list-item>
        <text:list-item>
          <text:p text:style-name="Text_20_body">Cut the Item: Right-click the highlighted item and select "Cut." You're preparing it to be moved.
</text:p>
        </text:list-item>
        <text:list-item>
          <text:p text:style-name="Text_20_body">Choose the New Location: Go to where you want the item to be.
</text:p>
        </text:list-item>
        <text:list-item>
          <text:p text:style-name="Text_20_body">Paste the Item: Right-click in the new location and choose "Paste." You've just moved the item here.
</text:p>
        </text:list-item>
      </text:list>
      <text:h text:style-name="Heading_20_1" text:outline-level="1" text:is-list-header="false">
<text:bookmark-start text:name="OrgXref.org9620c1d"/>
<text:bookmark text:name="org9620c1d"/>How to Use the Mouse to Copy and Paste
<text:bookmark-end text:name="OrgXref.org9620c1d"/></text:h>
      <text:list text:style-name="OrgNumberedList" text:continue-numbering="false">
        <text:list-item>
          <text:p text:style-name="Text_20_body">Select the Item: Click on what you want to duplicate.
</text:p>
        </text:list-item>
        <text:list-item>
          <text:p text:style-name="Text_20_body">Copy the Item: Right-click the selected item and choose "Copy." You've made a virtual photocopy.
</text:p>
        </text:list-item>
        <text:list-item>
          <text:p text:style-name="Text_20_body">Pick Where to Place the Copy: Navigate to where you want this copy to go.
</text:p>
        </text:list-item>
        <text:list-item>
          <text:p text:style-name="Text_20_body">Paste the Copy: Right-click and select "Paste." Your duplicate is now in its new home.
</text:p>
        </text:list-item>
      </text:list>
      <text:h text:style-name="Heading_20_1" text:outline-level="1" text:is-list-header="false">
<text:bookmark-start text:name="OrgXref.org47b4f8d"/>
<text:bookmark text:name="org47b4f8d"/>Using Keyboard Shortcuts with the Ctrl Key
<text:bookmark-end text:name="OrgXref.org47b4f8d"/></text:h>
      <text:list text:style-name="OrgBulletedList" text:continue-numbering="false">
        <text:list-item>
          <text:p text:style-name="Text_20_body">To Move (Cut and Paste): First, select your item. Press 'Ctrl + X' to cut, telling the computer, "I'm moving this." Navigate to where it should go, then press 'Ctrl + V' to paste it there.
</text:p>
        </text:list-item>
        <text:list-item>
          <text:p text:style-name="Text_20_body">To Duplicate (Copy and Paste): Select your item. Use 'Ctrl + C' to copy, making an exact copy in the computer's memory. Move to where you want this copy, then press 'Ctrl + V' to paste it.
</text:p>
        </text:list-item>
      </text:list>
      <text:h text:style-name="Heading_20_2" text:outline-level="2" text:is-list-header="false">
<text:bookmark-start text:name="OrgXref.org3c1ab30"/>
<text:bookmark text:name="org3c1ab30"/>Remember
<text:bookmark-end text:name="OrgXref.org3c1ab30"/></text:h>
      <text:list text:style-name="OrgBulletedList" text:continue-numbering="false">
        <text:list-item>
          <text:p text:style-name="Text_20_body">Press and hold the 'Ctrl' key first.
</text:p>
        </text:list-item>
        <text:list-item>
          <text:p text:style-name="Text_20_body">Then press the letter key ('X' for cut, 'C' for copy) while still holding 'Ctrl'.
</text:p>
        </text:list-item>
        <text:list-item>
          <text:p text:style-name="Text_20_body">Release both keys, navigate to where you want to paste, and then press 'Ctrl + V'.
</text:p>
        </text:list-item>
      </text:list>
      <text:h text:style-name="Heading_20_1" text:outline-level="1" text:is-list-header="false">
<text:bookmark-start text:name="OrgXref.org03433dd"/>
<text:bookmark text:name="org03433dd"/>Tips for Beginners
<text:bookmark-end text:name="OrgXref.org03433dd"/></text:h>
      <text:list text:style-name="OrgBulletedList" text:continue-numbering="false">
        <text:list-item>
          <text:p text:style-name="Text_20_body">If you make a mistake, 'Ctrl + Z' will undo your last action. It's your computer's "oops" button.
</text:p>
        </text:list-item>
        <text:list-item>
          <text:p text:style-name="Text_20_body">Practice these actions in a safe space, like a new document or an empty folder, until you feel comfortable.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Norman Bauer</dc:creator>
    <meta:initial-creator>Norman Bauer</meta:initial-creator>
    <dc:date>2024-02-08T15:05:44</dc:date>
    <meta:creation-date>2024-02-08T15:05:44</meta:creation-date>
    <meta:generator>Emacs 27.1 (Org mode 9.6.18)</meta:generator>
    <meta:keyword/>
    <dc:subject/>
    <dc:title/>
  </office:meta>
</office:document-meta>
</file>